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2"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3"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6"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iendo que estás buscando un nombre en inglés para tu startup que refleje su filosofía y visión: proteger el contenido humano frente al uso no autorizado por la inteligencia artificial, destacando la centralidad de los creadores y señalando el robo indiscriminado y alegal de las empresas de IA. Tu startup, descrita en el brief como ContentShield AI, ya tiene un nombre tentativo en inglés que funciona bien, pero si deseas explorar otras opciones que refuercen aún más tu misión, aquí tienes una lista de sugerencias cuidadosamente elaboradas, junto con explicaciones de por qué podrían encajar:</text:p>
      <text:p text:style-name="Horizontal_20_Line"/>
      <text:p text:style-name="P2">Sugerencias de Nombres en Inglés</text:p>
      <text:list text:style-name="L1">
        <text:list-item>
          <text:p text:style-name="P3">ContentGuardian </text:p>
          <text:list>
            <text:list-item>
              <text:p text:style-name="P3">Significado: "Guardian" implica protección activa y vigilancia, mientras que "Content" pone el foco en el contenido humano que tu startup defiende. </text:p>
            </text:list-item>
            <text:list-item>
              <text:p text:style-name="P3">Por qué funciona: Es claro, memorable y transmite la idea de resguardar el trabajo de los creadores frente a la IA.</text:p>
            </text:list-item>
          </text:list>
        </text:list-item>
        <text:list-item>
          <text:p text:style-name="P3">GuardianAI </text:p>
          <text:list>
            <text:list-item>
              <text:p text:style-name="P3">Significado: Combina "Guardian" (protector) con "AI" (inteligencia artificial), sugiriendo una defensa contra el mal uso de la tecnología. </text:p>
            </text:list-item>
            <text:list-item>
              <text:p text:style-name="P3">Por qué funciona: Resalta el contraste entre tu misión protectora y las prácticas abusivas de la IA, alineándose con tu narrativa ética.</text:p>
            </text:list-item>
          </text:list>
        </text:list-item>
        <text:list-item>
          <text:p text:style-name="P3">HumanContentShield </text:p>
          <text:list>
            <text:list-item>
              <text:p text:style-name="P3">Significado: "Human" pone a los creadores en el centro, "Content" especifica el objeto de protección, y "Shield" evoca una barrera defensiva. </text:p>
            </text:list-item>
            <text:list-item>
              <text:p text:style-name="P3">Por qué funciona: Refleja explícitamente tu visión de priorizar el contenido humano y protegerlo de las amenazas de la IA.</text:p>
            </text:list-item>
          </text:list>
        </text:list-item>
        <text:list-item>
          <text:p text:style-name="P3">ContentEthicsAI </text:p>
          <text:list>
            <text:list-item>
              <text:p text:style-name="P3">Significado: Une "Content" con "Ethics" (ética) y "AI", destacando la dimensión moral de tu propuesta. </text:p>
            </text:list-item>
            <text:list-item>
              <text:p text:style-name="P3">Por qué funciona: Subraya tu crítica al robo alegal de contenido y posiciona a tu startup como una solución ética en el mercado.</text:p>
            </text:list-item>
          </text:list>
        </text:list-item>
        <text:list-item>
          <text:p text:style-name="P3">AICopyrightGuard </text:p>
          <text:list>
            <text:list-item>
              <text:p text:style-name="P3">Significado: "AI" señala el contexto tecnológico, "Copyright" apunta a los derechos de autor, y "Guard" sugiere protección activa. </text:p>
            </text:list-item>
            <text:list-item>
              <text:p text:style-name="P3">Por qué funciona: Conecta directamente con tu oferta de herramientas legales y técnicas para combatir el scraping ilegal, resonando con creadores y empresas.</text:p>
            </text:list-item>
          </text:list>
        </text:list-item>
        <text:list-item>
          <text:p text:style-name="P3">ContentSentinel </text:p>
          <text:list>
            <text:list-item>
              <text:p text:style-name="P3">Significado: "Sentinel" denota un guardián vigilante, siempre alerta, protegiendo el contenido. </text:p>
            </text:list-item>
            <text:list-item>
              <text:p text:style-name="P3">Por qué funciona: Transmite la idea de monitoreo continuo y defensa proactiva, clave en tu propuesta de valor (detección de crawlers, auditoría de LLMs).</text:p>
            </text:list-item>
          </text:list>
        </text:list-item>
        <text:list-item>
          <text:p text:style-name="P3">DigitalRightsAI </text:p>
          <text:list>
            <text:list-item>
              <text:p text:style-name="P3">Significado: Enfoca la protección de los derechos digitales en la era de la inteligencia artificial. </text:p>
            </text:list-item>
            <text:list-item>
              <text:p text:style-name="P3">Por qué funciona: Amplía el alcance de tu misión, apelando a sectores como medios, educación y empresas con contenido propietario.</text:p>
            </text:list-item>
          </text:list>
        </text:list-item>
        <text:list-item>
          <text:p text:style-name="P3"><text:soft-page-break/>ContentFortressAI </text:p>
          <text:list>
            <text:list-item>
              <text:p text:style-name="P3">Significado: "Fortress" sugiere una defensa sólida e impenetrable, combinada con "Content" y "AI". </text:p>
            </text:list-item>
            <text:list-item>
              <text:p text:style-name="P3">Por qué funciona: Evoca seguridad y resistencia, ideal para transmitir confianza a tus clientes frente a las amenazas de la IA.</text:p>
            </text:list-item>
          </text:list>
        </text:list-item>
        <text:list-item>
          <text:p text:style-name="P3">EthicalContentAI </text:p>
          <text:list>
            <text:list-item>
              <text:p text:style-name="P3">Significado: "Ethical" resalta la ética como pilar, mientras "Content" y "AI" definen el ámbito de acción. </text:p>
            </text:list-item>
            <text:list-item>
              <text:p text:style-name="P3">Por qué funciona: Refuerza tu narrativa de uso justo del contenido y puede atraer a un público sensibilizado con la responsabilidad digital.</text:p>
            </text:list-item>
          </text:list>
        </text:list-item>
        <text:list-item>
          <text:p text:style-name="P3">HumanFirstAI </text:p>
          <text:list>
            <text:list-item>
              <text:p text:style-name="P3">Significado: "Human First" (humanos primero) prioriza a los creadores sobre la tecnología, con "AI" como el contexto. </text:p>
            </text:list-item>
            <text:list-item>
              <text:p text:style-name="P3">Por qué funciona: Es un nombre poderoso y directo que encapsula tu filosofía de poner al contenido humano en el centro.</text:p>
            </text:list-item>
          </text:list>
        </text:list-item>
        <text:list-item>
          <text:p text:style-name="P3">AICreativeDefense </text:p>
          <text:list>
            <text:list-item>
              <text:p text:style-name="P3">Significado: "Creative" destaca la creatividad humana, "Defense" implica protección, y "AI" sitúa el desafío tecnológico. </text:p>
            </text:list-item>
            <text:list-item>
              <text:p text:style-name="P3">Por qué funciona: Ideal para artistas, escritores y creativos que buscan proteger su obra original.</text:p>
            </text:list-item>
          </text:list>
        </text:list-item>
        <text:list-item>
          <text:p text:style-name="P3">ContentIntegrityAI </text:p>
          <text:list>
            <text:list-item>
              <text:p text:style-name="P3">Significado: "Integrity" sugiere tanto la protección del contenido como un compromiso ético, junto con "Content" y "AI". </text:p>
            </text:list-item>
            <text:list-item>
              <text:p text:style-name="P3">Por qué funciona: Combina la funcionalidad técnica con un mensaje moral, alineado con tu visión y los ODS que apoyas.</text:p>
            </text:list-item>
          </text:list>
        </text:list-item>
      </text:list>
      <text:p text:style-name="Horizontal_20_Line"/>
      <text:p text:style-name="P4">¿Por Qué Estos Nombres?</text:p>
      <text:p text:style-name="P2">Basándome en tu brief, he considerado varios aspectos clave para las sugerencias:</text:p>
      <text:list text:style-name="L2">
        <text:list-item>
          <text:p text:style-name="P5">Filosofía y Visión: Nombres como HumanContentShield y HumanFirstAI enfatizan la centralidad del contenido humano, un pilar de tu misión.</text:p>
        </text:list-item>
        <text:list-item>
          <text:p text:style-name="P5">Protección y Defensa: Opciones como ContentGuardian, ContentFortressAI y ContentSentinel reflejan tu propuesta técnica de bloqueo, fingerprinting y monitoreo.</text:p>
        </text:list-item>
        <text:list-item>
          <text:p text:style-name="P5">Ética y Legalidad: ContentEthicsAI, AICopyrightGuard y DigitalRightsAI destacan tu crítica al robo alegal y tu oferta de soluciones legales (takedown notices, licencias "No IA").</text:p>
        </text:list-item>
        <text:list-item>
          <text:p text:style-name="P5">Simplicidad y Marca: Todos son cortos, memorables y en inglés, facilitando su uso global y su integración en narrativas de marketing (como tu tagline: "Tu contenido. Tus reglas.").</text:p>
        </text:list-item>
      </text:list>
      <text:p text:style-name="Horizontal_20_Line"/>
      <text:p text:style-name="P4">Recomendación</text:p>
      <text:p text:style-name="P2">Si tuviera que elegir uno, te sugeriría ContentGuardian o HumanContentShield: </text:p>
      <text:list text:style-name="L3">
        <text:list-item>
          <text:p text:style-name="P6">ContentGuardian es simple, directo y transmite protección activa, lo que lo hace versátil para todos tus públicos objetivo (creadores, medios, empresas). </text:p>
        </text:list-item>
        <text:list-item>
          <text:p text:style-name="P6"><text:soft-page-break/>HumanContentShield refuerza tu visión de priorizar a los humanos y podría resonar profundamente con creadores independientes y sectores creativos.</text:p>
        </text:list-item>
      </text:list>
      <text:p text:style-name="P4">Sin embargo, si buscas un tono más disruptivo que señale el abuso de la IA, ContentEthicsAI o AICopyrightGuard podrían ser ideales para posicionarte como un referente ético y legal en este espacio emergente.</text:p>
      <text:p text:style-name="Horizontal_20_Line"/>
      <text:p text:style-name="P4">Reflexión Final</text:p>
      <text:p text:style-name="P4">El nombre que elijas debe resonar con tu público (creadores, medios, empresas) y ser un reflejo de tu identidad. Si te gusta el nombre actual, ContentShield AI, ya es sólido y funcional; pero si buscas algo más distintivo o con mayor énfasis en la ética y los humanos, estas opciones pueden darte un giro fresco. ¿Qué opinas? Si quieres ajustar o explorar más ideas, ¡dímelo!</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4T12:05:10.462000000</meta:creation-date>
    <dc:date>2025-06-14T12:47:53.857000000</dc:date>
    <meta:editing-duration>PT42M43S</meta:editing-duration>
    <meta:editing-cycles>2</meta:editing-cycles>
    <meta:generator>LibreOffice/24.8.7.2$Windows_X86_64 LibreOffice_project/e07d0a63a46349d29051da79b1fde8160bab2a89</meta:generator>
    <meta:document-statistic meta:table-count="0" meta:image-count="0" meta:object-count="0" meta:page-count="3" meta:paragraph-count="51" meta:word-count="859" meta:character-count="5598" meta:non-whitespace-character-count="4806"/>
  </office:meta>
</office:document-meta>
</file>